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1</text:p>
          </table:table-cell>
          <table:table-cell table:style-name="ce1" office:value-type="string" calcext:value-type="string">
            <text:p>HERRAMIENTA DE APOYO EN RED PARA LA GENERACIÓN DE FORMATOS SOLICITADOS POR ALUMNOS BRIGADISTAS REGISTRADOS ANTE LA DESS-IPN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2</text:p>
          </table:table-cell>
          <table:table-cell table:style-name="ce1" office:value-type="string" calcext:value-type="string">
            <text:p>HABILITADOR DE DATOS PARA ANÁLISIS EN BIG 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3</text:p>
          </table:table-cell>
          <table:table-cell table:style-name="ce1" office:value-type="string" calcext:value-type="string">
            <text:p>SISTEMA DE SIMULACIÓN PARA LA OPTIMIZACIÓN DEL PUMA-BU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4</text:p>
          </table:table-cell>
          <table:table-cell table:style-name="ce1" office:value-type="string" calcext:value-type="string">
            <text:p>PROTOTIPO GENERADOR DE GUIONES DE PRUE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5</text:p>
          </table:table-cell>
          <table:table-cell table:style-name="ce1" office:value-type="string" calcext:value-type="string">
            <text:p>APLICACIÓN WEB SOCIAL PARA LECTORES CON GEOLOCALIZACIÓN UTILIZANDO TECNOLOGÍAS DE WEB SEMÁNTICA E IMPORTANDO PREFERENCIAS DE FACEB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6</text:p>
          </table:table-cell>
          <table:table-cell table:style-name="ce2" office:value-type="string" calcext:value-type="string">
            <text:p>SISTEMA DE APOYO PARA LA ENSEÑANZA DEL LENGUAJE DE SEÑAS DE LOS SÍNTOMAS DE LAS ENFERMEDADES MÁS COMUNES EN MÉXICO “EN-SEÑA”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7</text:p>
          </table:table-cell>
          <table:table-cell table:style-name="ce2" office:value-type="string" calcext:value-type="string">
            <text:p>SISTEMA DE ANÁLISIS Y EXTRACCIÓN DE DATOS PARA LA GENERACIÓN DE INFORMACIÓN, CASO DE ESTUDIO: SMART FITTING ROO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09</text:p>
          </table:table-cell>
          <table:table-cell table:style-name="ce2" office:value-type="string" calcext:value-type="string">
            <text:p>CLASIFICADOR BASADO EN REDES NEURONALES PROFUN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0</text:p>
          </table:table-cell>
          <table:table-cell table:style-name="ce2" office:value-type="string" calcext:value-type="string">
            <text:p>SITIO WEB PARA LA VISUALIZACIÓN Y DIFUSIÓN DE CONTENIDO LITERARIO GENERADO POR LOS USUA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2</text:p>
          </table:table-cell>
          <table:table-cell table:style-name="ce2" office:value-type="string" calcext:value-type="string">
            <text:p>APLICACIÓN WEB BASADA EN PATRONES DE DISEÑO DE SOFTWARE DE APOYO PARA EL PROGRAMA DE TRANSPORTE UNIVERSIT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3</text:p>
          </table:table-cell>
          <table:table-cell table:style-name="ce2" office:value-type="string" calcext:value-type="string">
            <text:p>SISTEMA KEDA PARA CREACIÓN Y DIFUSIÓN DE CURRÍCULUM VIT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5</text:p>
          </table:table-cell>
          <table:table-cell table:style-name="ce2" office:value-type="string" calcext:value-type="string">
            <text:p>IMPLEMENTACIÓN DE ALGORITMOS DE CIFRADO PARA PROTEGER DOCUMENTOS EN LA NUB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6</text:p>
          </table:table-cell>
          <table:table-cell table:style-name="ce2" office:value-type="string" calcext:value-type="string">
            <text:p>PROTOTIPO PARA EL ANÁLISIS DE INFORMACIÓN DELICTIVA EN REDES SOCIALES: CASO ROBO DE VEHÍCU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7</text:p>
          </table:table-cell>
          <table:table-cell table:style-name="ce2" office:value-type="string" calcext:value-type="string">
            <text:p>PROTOTIPO DE ANÁLISIS DE TEMÁTICAS EN REDES SOCI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8</text:p>
          </table:table-cell>
          <table:table-cell table:style-name="ce2" office:value-type="string" calcext:value-type="string">
            <text:p>MOBICEC: PROTOTIPO PARA SEGUIMIENTO DE USUARIOS DE EDUCACIÓN CONTINUA BASADO EN AGENTES INTELIGENT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19</text:p>
          </table:table-cell>
          <table:table-cell table:style-name="ce2" office:value-type="string" calcext:value-type="string">
            <text:p>SISTEMA WEB PARA LA IDENTIFICACIÓN DE EDIFICIOS EN LA AVENIDA PASEO DE LA REFOR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0</text:p>
          </table:table-cell>
          <table:table-cell table:style-name="ce2" office:value-type="string" calcext:value-type="string">
            <text:p>SISTEMA PARA LA GESTIÓN DEL PROCESO DE EVALUACIÓN FORMATIVA “KLUG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1</text:p>
          </table:table-cell>
          <table:table-cell table:style-name="ce2" office:value-type="string" calcext:value-type="string">
            <text:p>SISTEMA DE GENERACIÓN DE TOKENS USANDO CIFRADOS QUE PRESERVAN EL FORM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2</text:p>
          </table:table-cell>
          <table:table-cell table:style-name="ce2" office:value-type="string" calcext:value-type="string">
            <text:p>CONTROL DE TRÁFICO VEHICULAR MEDIANTE INTERNET DE LAS COS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3</text:p>
          </table:table-cell>
          <table:table-cell table:style-name="ce2" office:value-type="string" calcext:value-type="string">
            <text:p>SISTEMA DE ACERVO DE CONTENIDO ACADÉMICO MULTIMEDIA “ALEXANDRÍA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4</text:p>
          </table:table-cell>
          <table:table-cell table:style-name="ce2" office:value-type="string" calcext:value-type="string">
            <text:p>PROTOTIPO DE APLICACIÓN WEB PARA LA EDUCACÍON A DISTANCIA "COREPROGRAMMING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5</text:p>
          </table:table-cell>
          <table:table-cell table:style-name="ce2" office:value-type="string" calcext:value-type="string">
            <text:p>SISTEMA WEB PARA FOMENTAR LA INTERCULTURALIDAD EN NIÑOS DE DIFERENTES PAÍSES Y CULTURAS BAJO LA SUPERVISIÓN DE UN TUTOR O RESPONSABL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6</text:p>
          </table:table-cell>
          <table:table-cell table:style-name="ce2" office:value-type="string" calcext:value-type="string">
            <text:p>FOLLOW ME: APLICACIÓN DE LOCALIZACIÓN Y GUÍA DE SITIOS DE INTER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7</text:p>
          </table:table-cell>
          <table:table-cell table:style-name="ce2" office:value-type="string" calcext:value-type="string">
            <text:p>HERRAMIENTA DE APOYO PARA EL REGISTRO Y EVALUACIÓN DE PROTOCOLOS DE TRABAJO TERMINAL (HA-REPT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28</text:p>
          </table:table-cell>
          <table:table-cell table:style-name="ce2" office:value-type="string" calcext:value-type="string">
            <text:p>IMPLEMENTACIÓN DE SISTEMA WEB PARA ANÁLISIS Y DETECCIÓN DE APLICACIONES DE SOFTWARE MALICIOSO PARA DISPOSITIVOS CON SISTEMA OPERATIVO ANDR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1</text:p>
          </table:table-cell>
          <table:table-cell table:style-name="ce2" office:value-type="string" calcext:value-type="string">
            <text:p>SISTEMA DE INFORMACIÓN PARA EL REGISTRO/VALIDACIÓN DE DOCUMENTOS DE INVESTIGACIÓN PARA LA SOLICITUD DE BECA POR EXCLUSIVIDAD (SIB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3</text:p>
          </table:table-cell>
          <table:table-cell table:style-name="ce2" office:value-type="string" calcext:value-type="string">
            <text:p>SISTEMA ASESOR PARA LA PROGRAMACIÓN EN LENGUAJE JAV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4</text:p>
          </table:table-cell>
          <table:table-cell table:style-name="ce2" office:value-type="string" calcext:value-type="string">
            <text:p>SISTEMA DE INFORMACIÓN MÓVIL PARA EL APOYO DEL APRENDIZAJE DE TÓPICOS EN CÁLCULO APLIC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6</text:p>
          </table:table-cell>
          <table:table-cell table:style-name="ce2" office:value-type="string" calcext:value-type="string">
            <text:p>SISTEMA DE APOYO PARA LA DETECCIÓN DE BULLYING Y RECOMENDACIÓN DE ESTRATEGIAS DE INTERVENCIÓN DENTRO DEL AULA EN EDUCACIÓN BÁSICA EMPLEANDO ALGORITMOS DE DECISI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7</text:p>
          </table:table-cell>
          <table:table-cell table:style-name="ce2" office:value-type="string" calcext:value-type="string">
            <text:p>PROTOTIPO DE UN SISTEMA DE MONITOREO PARA PERSONAS DE LA 3RA. EDAD ALGUNA DISCAPACIDAD, MEDIANTE EL USO DE SENSORES UTILIZANDO UNA APLICACIÓN MÓVI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8</text:p>
          </table:table-cell>
          <table:table-cell table:style-name="ce2" office:value-type="string" calcext:value-type="string">
            <text:p>TLAHTOA: REALIDAD AUMENTADA PARA EL APRENDIZAJE DE LA LENGUA NÁHU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39</text:p>
          </table:table-cell>
          <table:table-cell table:style-name="ce2" office:value-type="string" calcext:value-type="string">
            <text:p>REPOSITORIO DIGITAL PARA EL DESARROLLO COLABORATIVO DE PROYECTOS REALIZADOS POR ALUMNOS DE LA ESCOM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1</text:p>
          </table:table-cell>
          <table:table-cell table:style-name="ce2" office:value-type="string" calcext:value-type="string">
            <text:p>APLICACIÓN MÓVIL PARA DENUNCIA CIUDADANA EN LÍN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2</text:p>
          </table:table-cell>
          <table:table-cell table:style-name="ce2" office:value-type="string" calcext:value-type="string">
            <text:p>QUÍMICA-AUMENTED REALITY (Q-AR INTERACTIV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3</text:p>
          </table:table-cell>
          <table:table-cell table:style-name="ce2" office:value-type="string" calcext:value-type="string">
            <text:p>CONSULTOR VIRTUAL PARA LA ADQUISICIÓN DE UNA VIVIENDA (CONADV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4</text:p>
          </table:table-cell>
          <table:table-cell table:style-name="ce2" office:value-type="string" calcext:value-type="string">
            <text:p>PROTOTIPO DE SISTEMA DE RECONSTRUCCIÓN TRIDIMENSIONAL DE UN ESPACIO CERR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5</text:p>
          </table:table-cell>
          <table:table-cell table:style-name="ce2" office:value-type="string" calcext:value-type="string">
            <text:p>PROTOTIPO DE AUTOMATIZACIÓN PARA EL VOTO ELECTRÓNICO DE LA ESCUELA SUPERIOR DE COMPUTO (IVOT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6</text:p>
          </table:table-cell>
          <table:table-cell table:style-name="ce2" office:value-type="string" calcext:value-type="string">
            <text:p>SISTEMA DE CONTROL Y MONITOREO PARA ECOSISTEMAS VERTIC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7</text:p>
          </table:table-cell>
          <table:table-cell table:style-name="ce2" office:value-type="string" calcext:value-type="string">
            <text:p>GENERADOR DE ISOMÉTRICOS A PARTIR DE SUS TRES VISTAS PARA EL ÁREA DE ARQUITECTUR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string" calcext:value-type="string">
            <text:p>2016-A048</text:p>
          </table:table-cell>
          <table:table-cell table:style-name="ce2" office:value-type="string" calcext:value-type="string">
            <text:p>SISTEMA HOMEOPÁTIC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49</text:p>
          </table:table-cell>
          <table:table-cell table:style-name="ce2" office:value-type="string" calcext:value-type="string">
            <text:p>PROTOTIPO PARA EL PRE-DIAGNÓSTICO DE ARTRITIS REUMATO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0</text:p>
          </table:table-cell>
          <table:table-cell table:style-name="ce2" office:value-type="string" calcext:value-type="string">
            <text:p>SISTEMA PARA LA DETECCIÓN DE TRASTORNOS DEL COMPORTAMIENTO ALIMENTARI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1</text:p>
          </table:table-cell>
          <table:table-cell table:style-name="ce2" office:value-type="string" calcext:value-type="string">
            <text:p>APLICACIÓN DE ORIENTACIÓN PARA LA DETECCIÓN DE COMERCIOS Y ESPACIOS RELEVANTES MEDIANTE REALIDAD AUMENT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2</text:p>
          </table:table-cell>
          <table:table-cell table:style-name="ce2" office:value-type="string" calcext:value-type="string">
            <text:p>PROTOTIPO DE UN SISTEMA DE MEDICIÓN DE MONÓXIDO Y BIÓXIDO DE CARBONO PARA AUTOMÓVILES, A TRAVÉS DE UNA APLICACIÓN MÓVIL Y ADMINISTRACIÓN WEB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4</text:p>
          </table:table-cell>
          <table:table-cell table:style-name="ce2" office:value-type="string" calcext:value-type="string">
            <text:p>SISTEMA DE INFORMACIÓN GEOGRÁFICO ORIENTADO AL FOMENTO CULTURAL PARA DISPOSITIVOS MÓVIL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5</text:p>
          </table:table-cell>
          <table:table-cell table:style-name="ce2" office:value-type="string" calcext:value-type="string">
            <text:p>PROTOTIPO DE APLICACIÓN MÓVIL BASADA EN VIDEOJUEGO DE COMBATE CON INTEGRACIÓN DE TECNOLOGÍA VEST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6</text:p>
          </table:table-cell>
          <table:table-cell table:style-name="ce2" office:value-type="string" calcext:value-type="string">
            <text:p>PROTOTIPO DIGITAL DE MONITOREO DE FAUNA ORNÍTICA (PDMFO) UTILIZANDO TECNOLOGÍA RFID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8</text:p>
          </table:table-cell>
          <table:table-cell table:style-name="ce2" office:value-type="string" calcext:value-type="string">
            <text:p>COMPORTAMIENTO COLECTIVO NO TRIVIAL IMPLEMENTADO EN ROBOTS DE BAJO COSTO: EL CASO DE “LA HORMIGA DE LANGTON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59</text:p>
          </table:table-cell>
          <table:table-cell table:style-name="ce2" office:value-type="string" calcext:value-type="string">
            <text:p>ASESOR PARA LA SELECCIÓN DE COMPONENTES PARA EL ARMADO DE UN EQUIPO DE CÓMPUT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60</text:p>
          </table:table-cell>
          <table:table-cell table:style-name="ce2" office:value-type="string" calcext:value-type="string">
            <text:p>SOFTWARE SECURITY OPEN INTELLIGENCE GATHERING TOOLKIT (SSOPI-GT) / SISTEMA DE OBTENCIÓN DE INFORMACIÓN DE INTELIGENCIA A TRAVÉS DE FUENTES PÚBLICA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string" calcext:value-type="string">
            <text:p>2016-A063</text:p>
          </table:table-cell>
          <table:table-cell table:style-name="ce2" office:value-type="string" calcext:value-type="string">
            <text:p>HERRAMIENTA DE VISUALIZACIÓN Y APRENDIZAJE DEL ESQUELETO HUM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65</text:p>
          </table:table-cell>
          <table:table-cell table:style-name="ce2" office:value-type="string" calcext:value-type="string">
            <text:p>APLICACIÓN WEB-MÓVIL <text:s/>PARA EL FORTALECIMIENTO DE LA ÉTICA ECOLÓGICA EN LOS HABITANTES DE LA DELEGACIÓN XOCHIMIL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66</text:p>
          </table:table-cell>
          <table:table-cell table:style-name="ce2" office:value-type="string" calcext:value-type="string">
            <text:p>WEBCEC: PORTAL DE DIFUSIÓN DE SERVICIOS DE LA COORDINACIÓN DE EDUCACIÓN CONTIN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67</text:p>
          </table:table-cell>
          <table:table-cell table:style-name="ce2" office:value-type="string" calcext:value-type="string">
            <text:p>NODO SENSOR PARA MONITOREO REMO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68</text:p>
          </table:table-cell>
          <table:table-cell table:style-name="ce2" office:value-type="string" calcext:value-type="string">
            <text:p>APLICACIÓN MÓVIL PARA LA NAVEGACIÓN AÉRE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0</text:p>
          </table:table-cell>
          <table:table-cell table:style-name="ce2" office:value-type="string" calcext:value-type="string">
            <text:p>SISTEMA DE ANÁLISIS DE ROBO DE VEHÍCULOS (THEFTMAP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1</text:p>
          </table:table-cell>
          <table:table-cell table:style-name="ce2" office:value-type="string" calcext:value-type="string">
            <text:p>HERRAMIENTA PARA LA CREACIÓN DE UN ENTORNO PERSONAL DE APRENDIZAJ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2</text:p>
          </table:table-cell>
          <table:table-cell table:style-name="ce2" office:value-type="string" calcext:value-type="string">
            <text:p>SISTEMA DE CLASIFICACIÓN DE ROSTROS BASADO EN REDES NEURONALES PROFUN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2" office:value-type="string" calcext:value-type="string">
            <text:p>2016-A074</text:p>
          </table:table-cell>
          <table:table-cell table:style-name="ce2" office:value-type="string" calcext:value-type="string">
            <text:p>SISTEMA DE APOYO PARA NIÑOS EN TRATAMIENTO DE AUTISMO (SANTA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5</text:p>
          </table:table-cell>
          <table:table-cell table:style-name="ce2" office:value-type="string" calcext:value-type="string">
            <text:p>APLICACIÓN MÓVIL ALTERNATIVA Y AUMENTATIVA DE COMUNICACIÓN PARA NIÑOS DE 3 A 4 AÑOS CON DIFICULTADES EN EL HABLA(SMAA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6</text:p>
          </table:table-cell>
          <table:table-cell table:style-name="ce2" office:value-type="string" calcext:value-type="string">
            <text:p>SISTEMA DE MONITOREO DE PERSONAL CON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8</text:p>
          </table:table-cell>
          <table:table-cell table:style-name="ce2" office:value-type="string" calcext:value-type="string">
            <text:p>SISTEMA DE EVALUACIÓN DEL NIVEL DE PELIGRO SEGÚN LA ESTRUCTURA URBANA ENFOCADO AL ROBO DE VEHÍCU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79</text:p>
          </table:table-cell>
          <table:table-cell table:style-name="ce2" office:value-type="string" calcext:value-type="string">
            <text:p>SISTEMA PARA EL REGISTRO Y EVALUACIÓN DE PROTOCOLOS DE TRABAJO TERMINAL DE LA ES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0</text:p>
          </table:table-cell>
          <table:table-cell table:style-name="ce2" office:value-type="string" calcext:value-type="string">
            <text:p>ENFÓCATE: APLICACIÓN AUXILIAR EN EL TRATAMIENTO DE TD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1</text:p>
          </table:table-cell>
          <table:table-cell table:style-name="ce2" office:value-type="string" calcext:value-type="string">
            <text:p>DESARROLLO DE UNA PLATAFORMA PARA LA IMPLEMENTACIÓN DE ROBOTS COLABORATIV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3</text:p>
          </table:table-cell>
          <table:table-cell table:style-name="ce2" office:value-type="string" calcext:value-type="string">
            <text:p>HERRAMIENTA DE EYE TRACKING PARA EL ANÁLISIS DE INFORMACIÓN EN INVESTIGACI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4</text:p>
          </table:table-cell>
          <table:table-cell table:style-name="ce2" office:value-type="string" calcext:value-type="string">
            <text:p>HAPPY CAR: APLICACIÓN MÓVIL PARA EL MONITOREO DE SUMINISTRO DE GASO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6</text:p>
          </table:table-cell>
          <table:table-cell table:style-name="ce2" office:value-type="string" calcext:value-type="string">
            <text:p>SISTEMA WEB DE CONTENIDO ADAPTATIVO BASADO EN CÓMPUTO AFEC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7</text:p>
          </table:table-cell>
          <table:table-cell table:style-name="ce2" office:value-type="string" calcext:value-type="string">
            <text:p>DESARROLLO DE UN SISTEMA DE RECOMENDACIÓN DE PRODUCTOS USANDO HERRAMIENTAS DE BIG 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88</text:p>
          </table:table-cell>
          <table:table-cell table:style-name="ce2" office:value-type="string" calcext:value-type="string">
            <text:p>SISTEMA DE CALENDARIZACIÓN DE PRESENTACIONES DE TRABAJOS TERMIN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A090</text:p>
          </table:table-cell>
          <table:table-cell table:style-name="ce2" office:value-type="string" calcext:value-type="string">
            <text:p>PROTOTIPO DE UNA TERMINAL PORTATIL LECTORA DE CODIGOS DE BARRAS PARA TRABAJOS COLABORATIVOS "OBERHAUPT CAESA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5-B117</text:p>
          </table:table-cell>
          <table:table-cell office:value-type="string" calcext:value-type="string">
            <text:p>EXOESQUELETO PARA NIÑOS CON PARAPLEJIA A TRAVÉS DE SEÑALES NEURONALES (EXONP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4</text:p>
          </table:table-cell>
          <table:table-cell office:value-type="string" calcext:value-type="string">
            <text:p>APLICACIÓN MÓVIL PARA GENERAR UN PLAN DE NUTRICIÓN EN BASE A LA DIETA FLEX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01</text:p>
          </table:table-cell>
          <table:table-cell office:value-type="string" calcext:value-type="string">
            <text:p>MÉTODOS, MODELOS Y HERRAMIENTA PARA ENCONTRAR LA SIMILITUD ENTRE PATRONES NÚMERIC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04</text:p>
          </table:table-cell>
          <table:table-cell office:value-type="string" calcext:value-type="string">
            <text:p>PROTOTIPO DE IMPRESORAS 3D PARA USO DOMÉST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06</text:p>
          </table:table-cell>
          <table:table-cell office:value-type="string" calcext:value-type="string">
            <text:p>SISTEMA DE RECOMENDACIONES ENFOCADO AL RETAIL EN MÉX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08</text:p>
          </table:table-cell>
          <table:table-cell office:value-type="string" calcext:value-type="string">
            <text:p>OPTIMIZACIÓN DE UN MODELO TERMODINÁMICO ENDORREVERSIBLE PARA LA CONVERSIÓN DE ENERGÍA SOLAR EN ENERGÍA DE VIENTO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09</text:p>
          </table:table-cell>
          <table:table-cell office:value-type="string" calcext:value-type="string">
            <text:p>OBTENCIÓN DEL RENDIMIENTO DE COMBUSTIBLE EN AUTOMÓVILES MEDIANTE UNA APLICACIÓN MÓ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0</text:p>
          </table:table-cell>
          <table:table-cell office:value-type="string" calcext:value-type="string">
            <text:p>VIDEOJUEGO MÓVIL PARA LA PREVENCIÓN DE ADICCIONES A SUSTANCIAS NOCIVAS EN ADOLECENTES DE 12 A 18 AÑ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1</text:p>
          </table:table-cell>
          <table:table-cell office:value-type="string" calcext:value-type="string">
            <text:p>SOFTWARE PARA COMPRESIÓN DE IMÁGENES CON ALGORITMO QUADT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2</text:p>
          </table:table-cell>
          <table:table-cell office:value-type="string" calcext:value-type="string">
            <text:p>APLICACIÓN MÓVIL PARA PREDICCIÓN Y DIAGNÓSTICO DE CÁNCER DE MAMA BASADO EN APRENDIZAJE MÁQU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3</text:p>
          </table:table-cell>
          <table:table-cell office:value-type="string" calcext:value-type="string">
            <text:p>DISEÑO DE ALGORITMO METAHEURÍSTICO PARA ASIGNACIÓN AUTOMÁTICA DE RECURSOS EN GESTIÓN DE PROYECTOS E IMPLEMENTACIÓN EN COMPONENTE W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4</text:p>
          </table:table-cell>
          <table:table-cell office:value-type="string" calcext:value-type="string">
            <text:p>DETECCIÓN Y RECURRENCIA DE CÁNCER DE MAMA POR MEDIO DE RECONOCIMIENTO DE PATR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6</text:p>
          </table:table-cell>
          <table:table-cell office:value-type="string" calcext:value-type="string">
            <text:p>SISTEMA MONITOR DE MENSAJES PARA LA IDENTIFICACIÓN DE ZONAS DE INSEGURID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7-2-0018</text:p>
          </table:table-cell>
          <table:table-cell office:value-type="string" calcext:value-type="string">
            <text:p>HERRAMIENTA INFORMATIVA DE APOYO A MÉDICOS DEL RIESGO DE MORTANDAD DE LOS PACIENTES CON HEPATIT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1</text:p>
          </table:table-cell>
          <table:table-cell office:value-type="string" calcext:value-type="string">
            <text:p>PRE-DIAGNÓSTICO MÉDICO DE ENFERMEDADES CEREBROVASCULARES MEDIANTE ANÁLISIS DE IMÁGENES Y RECONOCIMIENTO DE PATRON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2</text:p>
          </table:table-cell>
          <table:table-cell office:value-type="string" calcext:value-type="string">
            <text:p>PROTOTIPO PARA LA SUPERVISIÓN DE NIÑOS UTILIZANDO LA TECNOLOGÍA RFID Y WI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3</text:p>
          </table:table-cell>
          <table:table-cell office:value-type="string" calcext:value-type="string">
            <text:p>SISTEMA DE ENRUTAMIENTO MOLECU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4</text:p>
          </table:table-cell>
          <table:table-cell office:value-type="string" calcext:value-type="string">
            <text:p>SISTEMA DE CLASIFICACIÓN DE CONTENIDOS MULTIMEDIA PARA CONTROL PAR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5</text:p>
          </table:table-cell>
          <table:table-cell office:value-type="string" calcext:value-type="string">
            <text:p>SISTEMA PARA LA APLICACIÓN DE LA PRUEBA PROYECTIVA HTP EN APOYO A PSICOLÓG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6</text:p>
          </table:table-cell>
          <table:table-cell office:value-type="string" calcext:value-type="string">
            <text:p>SISTEMA DE EVALUACIÓN DE LA TÉCNICA DEL ESTILO CROL EN NATACIÓN UTILIZANDO PATRONES DE DISTANCIA 8SEPACRO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7</text:p>
          </table:table-cell>
          <table:table-cell office:value-type="string" calcext:value-type="string">
            <text:p>SIMULACIÓN DEL PROCESO DE METÁSTASIS DEL CÁNCER MEDIANTE AUTÓMATAS CELUL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09</text:p>
          </table:table-cell>
          <table:table-cell office:value-type="string" calcext:value-type="string">
            <text:p>SISTEMA DE ALMACENAMIENTO SEGURO DE ARCHIVOS BASADO EN SECRETO COMPART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0</text:p>
          </table:table-cell>
          <table:table-cell office:value-type="string" calcext:value-type="string">
            <text:p>SISTEMA REPRODUCTOR DE PARTITURAS UTILIZANDO M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1</text:p>
          </table:table-cell>
          <table:table-cell office:value-type="string" calcext:value-type="string">
            <text:p>SISTEMA DE ALMACENAMIENTO Y COLABORACIÓN DE NOTAS CON CÓDIGO DE LENGUAJES DE PROGRAMACIÓN, ORIENTADO A ESTUDIANTES Y EGRESADOS DE LA INGENIERÍA EN SISTEMAS COMPUTACION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3</text:p>
          </table:table-cell>
          <table:table-cell office:value-type="string" calcext:value-type="string">
            <text:p>SISTEMA PROTOTIPO DE MONITOREO REMOTO PARA PAC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4</text:p>
          </table:table-cell>
          <table:table-cell office:value-type="string" calcext:value-type="string">
            <text:p>SISTEMA DE BÚSQUEDA DE INTERACCIÓN ENTRE PROTEÍNAS DEL VIRUS ZIKA Y PROTEÍNAS HUMA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5</text:p>
          </table:table-cell>
          <table:table-cell office:value-type="string" calcext:value-type="string">
            <text:p>SOFTWARE DE EVALUACIÓN DE DATOS DE ESPECTROMETRÍA INFRARR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6</text:p>
          </table:table-cell>
          <table:table-cell office:value-type="string" calcext:value-type="string">
            <text:p>APLICACIÓN MÓVIL QUE IMPLEMENTA REALIDAD AUMENTADA COMO UNA HERRAMIENTA AUXILIAR EN EL APRENDIZAJE DE LAS MATEMÁT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7</text:p>
          </table:table-cell>
          <table:table-cell office:value-type="string" calcext:value-type="string">
            <text:p>SISTEMA PROTOTIPO DE ANÁLISIS, CORRECCIÓN Y MONITOREO DE VULNERABILIDADES EN UN SERV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18</text:p>
          </table:table-cell>
          <table:table-cell office:value-type="string" calcext:value-type="string">
            <text:p>SOFTWARE DE APOYO AL ANÁLISIS RADIOLÓGICO DE TOMOGRAFÍAS COMPUTARIZ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2016-B019</text:p>
          </table:table-cell>
          <table:table-cell office:value-type="string" calcext:value-type="string">
            <text:p>PROTOTIPO DE IMPRESORA 3D PARA LA DECORACIÓN DE PRODUCTOS ALIMENTICIOS_x000D_ DE REPOSTERÍA (Q-SCENE)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0</text:p>
          </table:table-cell>
          <table:table-cell office:value-type="string" calcext:value-type="string">
            <text:p>PLATAFORMA DE APOYO PARA LA GESTIÓN DE SERVICIOS RESTAURANTER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1</text:p>
          </table:table-cell>
          <table:table-cell office:value-type="string" calcext:value-type="string">
            <text:p>SISTEMA DISTRIBUIDO PARA EL APOYO EN LA GENERACIÓN DE ANIMACIONES 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2</text:p>
          </table:table-cell>
          <table:table-cell office:value-type="string" calcext:value-type="string">
            <text:p>PROTOTIPO DE SISTEMA EMBEBIDO PARA EL RECONOCIMIENTO DE SÍMBOLOS MATEMÁTICO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3</text:p>
          </table:table-cell>
          <table:table-cell office:value-type="string" calcext:value-type="string">
            <text:p>SISTEMA WEB BASADO EN UN MOTOR DE INFERENCIA PARA LA CLASIFICACIÓN DE SEÑALES ECG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4</text:p>
          </table:table-cell>
          <table:table-cell office:value-type="string" calcext:value-type="string">
            <text:p>SISTEMA EXPERTO PARA LA DETECCIÓN DE PADECIMIENTOS DE LA COLUMNA VERTEBRAL MEDIANTE RECONOCIMIENTO DE IMÁGENES Y PROCESAMIENTO DEL HISTORIAL CLÍNIC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5</text:p>
          </table:table-cell>
          <table:table-cell office:value-type="string" calcext:value-type="string">
            <text:p>SISTEMA DE CONTROL PARA IMPRESIONES EN LA ESCUELA SUPERIOR DE CÓMP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7</text:p>
          </table:table-cell>
          <table:table-cell office:value-type="string" calcext:value-type="string">
            <text:p>DSS PARA LA DETERMINACIÓN DE LOS MEJORES MEDIOS DE PROMOCIÓN Y PUBLICIDA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8</text:p>
          </table:table-cell>
          <table:table-cell office:value-type="string" calcext:value-type="string">
            <text:p>SIMULADOR DE DESASTRES NATURALES CON REALIDAD EXTENDIDA PARA LA CULTURA DE LA PREVENCIÓN ( SIDENAR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29</text:p>
          </table:table-cell>
          <table:table-cell office:value-type="string" calcext:value-type="string">
            <text:p>SISTEMA DE CLASIFICACIÓN DE RAZAS CANINAS MEDIANTE REDES NEURONALES CONVOLUCION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0</text:p>
          </table:table-cell>
          <table:table-cell office:value-type="string" calcext:value-type="string">
            <text:p>SISTEMA MÓVIL DE DETECCIÓN DE ALCOHOL EN CONDUCTORES, CON BLOQUES AUTOMOTR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1</text:p>
          </table:table-cell>
          <table:table-cell office:value-type="string" calcext:value-type="string">
            <text:p>KEEP ME SAFE - APLICACIÓN MÓVIL/WEB BASADA EN LA ONTOLOGÍA FOAF, WEB SEMÁNTICA Y GEOLOCALIZ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2</text:p>
          </table:table-cell>
          <table:table-cell office:value-type="string" calcext:value-type="string">
            <text:p>DISEÑO E IMPLEMENTACIÓN DE LA ETAPA DE CONTROL PARA UN CUADRICÓPTERO DE VUELO AUTÓNOM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3</text:p>
          </table:table-cell>
          <table:table-cell office:value-type="string" calcext:value-type="string">
            <text:p>SISTEMA AUXILIAR PARA LA SUPERACIÓN DE FOBIAS ESPECÍFICAS CON REALIDAD VIRTUAL Y LECTURA DE DATOS SENSORIALES (SASUFO V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4</text:p>
          </table:table-cell>
          <table:table-cell office:value-type="string" calcext:value-type="string">
            <text:p>IDENTIFICACIÓN, CONTEO Y EVALUACIÓN DE CALIDAD AUTOMÁTICA PARA LA CLASIFICACIÓN DE JITOMATES, APLICANDO REDES NEURONALES PROFUNDAS, SEGÚN LA NORMA NMX-FF-031-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5</text:p>
          </table:table-cell>
          <table:table-cell office:value-type="string" calcext:value-type="string">
            <text:p>PROTOTIPO DE DETECCIÓN EMOCION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2016-B036</text:p>
          </table:table-cell>
          <table:table-cell office:value-type="string" calcext:value-type="string">
            <text:p>SISTEMA DE APOYO PARA ACTIVIDADES DEPORTIVAS Y CULTURALES (SAADYC)_x000D_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7</text:p>
          </table:table-cell>
          <table:table-cell office:value-type="string" calcext:value-type="string">
            <text:p>PROTOTIPO DE UN SISTEMA DE ADQUISICIÓN DE ONDAS CEREBRALES PARA MEJORAR EL GRADO DE CONCENTRACIÓN A PARTIR DE SONIDO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8</text:p>
          </table:table-cell>
          <table:table-cell office:value-type="string" calcext:value-type="string">
            <text:p>OPTIMIZACIÓN MONO OBJETIVO DE LA GEOMETRÍA DE UN ROBOT MÓVIL USANDO TÉCNICAS DE CÓMPUTO EVOLU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39</text:p>
          </table:table-cell>
          <table:table-cell office:value-type="string" calcext:value-type="string">
            <text:p>SISTEMA PARA LA IDENTIFICACIÓN Y LOCALIZACIÓN DE PERSONAS DESAPARECI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0</text:p>
          </table:table-cell>
          <table:table-cell office:value-type="string" calcext:value-type="string">
            <text:p>PROTOTIPO PARA LA DETECCIÓN Y CONSULTA DE PATRONES DELICTIVOS EN LA ZONA METROPOLITANA DEL VALLE DE MÉ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2016-B042</text:p>
          </table:table-cell>
          <table:table-cell office:value-type="string" calcext:value-type="string">
            <text:p>SISTEMA PREDICTIVO DEL COMPORTAMIENTO DE DESERCIÓN ESCOLAR EN NIVEL EDUCATIVO MEDIO SUPERIOR_x000D_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3</text:p>
          </table:table-cell>
          <table:table-cell office:value-type="string" calcext:value-type="string">
            <text:p>"SCCOM" SISTEMA DE CONTROL PARA CAMAS ORTOPÉDICAS, ENFOCADO EN PERSONAS CON CUADRIPLEJ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4</text:p>
          </table:table-cell>
          <table:table-cell office:value-type="string" calcext:value-type="string">
            <text:p>MÁQUINAS DE TURING Y EL PROBLEMA DE LA UNIVERSALIDAD COMO SISTEMAS DINÁMICOS DISCRETO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5</text:p>
          </table:table-cell>
          <table:table-cell office:value-type="string" calcext:value-type="string">
            <text:p>PROTOCOLO CRIPTOGRÁFICO PARA EL ALMACENAMIENTO SIN DUPLICADOS EN LA NUBE, RESISTENTE A ATAQUES POR FUERZA BRUT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6</text:p>
          </table:table-cell>
          <table:table-cell office:value-type="string" calcext:value-type="string">
            <text:p>SIMULACIÓN DE RUTAS DE EVACUACIÓN PARA ESPACIOS CERRADO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7</text:p>
          </table:table-cell>
          <table:table-cell office:value-type="string" calcext:value-type="string">
            <text:p>SISTEMA DE ALERTA POR FATIGA AL CONDUC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48</text:p>
          </table:table-cell>
          <table:table-cell office:value-type="string" calcext:value-type="string">
            <text:p>SISTEMA DE REALIDAD AUMENTADA PARA EL APOYO EN EL APRENDIZAJE DE REGLAS GRÁMATICALES EMPLEANDO UNA APLICACIÓN MÓVIL (ARG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0</text:p>
          </table:table-cell>
          <table:table-cell office:value-type="string" calcext:value-type="string">
            <text:p>PROTOTIPO DE SISTEMA ELECTRÓNICO PARA ADMINISTRACIÓN DE MEDICAMENTOS CON APLICACIÓN ANDROID PARA DISPOSITIVOS MÓVILE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1</text:p>
          </table:table-cell>
          <table:table-cell office:value-type="string" calcext:value-type="string">
            <text:p>APLICACIÓN DE APOYO AL CONDUCTOR PARA VISUALIZACIÓN DE LUGARES HABILITADOS PARA APARCAMIENTO EN LA VÍA PUBLICA, EN LA COLONIA LINDAVISTA DELEGACIÓN GUSTAVO A. MADERO DE LA CDMX (WHERE2PAR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2</text:p>
          </table:table-cell>
          <table:table-cell office:value-type="string" calcext:value-type="string">
            <text:p>SISTEMA DE APOYO PARA EL APRENDIZAJE DE ALGORITMOS CRIPTOGRÁFICO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5</text:p>
          </table:table-cell>
          <table:table-cell office:value-type="string" calcext:value-type="string">
            <text:p>PSPIA: PROTOTIPO DE UN SISTEMA DE PROYECCIÓN DE IMÁGENES POR 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6</text:p>
          </table:table-cell>
          <table:table-cell office:value-type="string" calcext:value-type="string">
            <text:p>SISTEMA DE <text:s/>LOCALIZACIÓN Y MONITOREO PARA AUTOMÓ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7</text:p>
          </table:table-cell>
          <table:table-cell office:value-type="string" calcext:value-type="string">
            <text:p>IDENTIFICACIÓN DE DISPOSITIVOS POR RADIO FRECUENCIA DENTRO DE LA ESCOM (PC-SE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59</text:p>
          </table:table-cell>
          <table:table-cell office:value-type="string" calcext:value-type="string">
            <text:p>SISTEMA PROTOTIPO DE DETECCIÓN DE VENAS PARA LA VENOPUNCIÓN EN PRUEBAS DE LABORAT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0</text:p>
          </table:table-cell>
          <table:table-cell office:value-type="string" calcext:value-type="string">
            <text:p>TRADUCTOR ELECTROMIOGRÁFICO DE LENGUAJE DE SEÑAS AMERICANO (TESL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1</text:p>
          </table:table-cell>
          <table:table-cell office:value-type="string" calcext:value-type="string">
            <text:p>PROPUESTA DE MODELO COMPUTACIONAL PARA LA DESCRIPCIÓN DEL COMPORTAMIENTO DE LA ABEJA APIS MELLIFERA L. EN APIARIOS ARTIFICI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2</text:p>
          </table:table-cell>
          <table:table-cell office:value-type="string" calcext:value-type="string">
            <text:p>SISTEMA DE INFORMACIÓN PARA LA PREDICCIÓN DE LA INFLACIÓN EN MÉXIC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4</text:p>
          </table:table-cell>
          <table:table-cell office:value-type="string" calcext:value-type="string">
            <text:p>SERVICIO PARA DETECCIÓN DE CONSUMO DE ALCOHOL EN ESTUDIANTES DE SECUND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5</text:p>
          </table:table-cell>
          <table:table-cell office:value-type="string" calcext:value-type="string">
            <text:p>SISTEMA CON REALIDAD AUMENTADA PARA EL APRENDIZAJE DE REGLAS ORTOGRÁF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6</text:p>
          </table:table-cell>
          <table:table-cell office:value-type="string" calcext:value-type="string">
            <text:p>MODELO DE SEGURIDAD PARA IDENTIFICACIÓN Y AUTENTICACIÓN POR MEDIO MÓVIL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7</text:p>
          </table:table-cell>
          <table:table-cell office:value-type="string" calcext:value-type="string">
            <text:p>PROTOTIPO PARA EL ALERTAMIENTO Y LA GENERACIÓN DE RUTAS SEGURAS EMPLEANDO CONOCIMIENTO DELI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68</text:p>
          </table:table-cell>
          <table:table-cell office:value-type="string" calcext:value-type="string">
            <text:p>PROTOTIPO DE SISTEMA ANALIZADOR DE IMÁGENES DE CORTES CEREBRALES DE CONEJOS CON HIBRIDACIÓN IN SI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1</text:p>
          </table:table-cell>
          <table:table-cell office:value-type="string" calcext:value-type="string">
            <text:p>SISTEMA DE ADMINISTRACIÓN ESTRATÉGICA PARA EL APOYO DE TOMA DE DECISIONES (SAEAT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2</text:p>
          </table:table-cell>
          <table:table-cell office:value-type="string" calcext:value-type="string">
            <text:p>SISTEMA GENERADOR DE PARTITURAS DE PIA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string" calcext:value-type="string">
            <text:p>2016-B074</text:p>
          </table:table-cell>
          <table:table-cell office:value-type="string" calcext:value-type="string">
            <text:p>SISTEMA DE APOYO PARA LA PREVENCIÓN DEL INFARTO AGUDO DE MIOCARDIO_x000D_</text:p>
            <text:p>APOYADO POR UNA PULSERA CUANTIFICADORA_x000D_</text:p>
            <text:p>“HEALTHY HEART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5</text:p>
          </table:table-cell>
          <table:table-cell office:value-type="string" calcext:value-type="string">
            <text:p>SISTEMA DE CONTROL DE ACCESO BASADO EN EL PATRÓN BIOMÉTRICO DEL IRIS: I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6</text:p>
          </table:table-cell>
          <table:table-cell office:value-type="string" calcext:value-type="string">
            <text:p>PLATAFORMA DE APRENDIZAJE DE ALGORITMOS COMPUTACIONALES PARA LA PROGRAMACIÓN COMPETITIV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7</text:p>
          </table:table-cell>
          <table:table-cell office:value-type="string" calcext:value-type="string">
            <text:p>PLATAFORMA DE APRENDIZAJE Y DESARROLLO DE HABILIDADES EN TEORÍA DE GRAFOS (DIALGORITH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8</text:p>
          </table:table-cell>
          <table:table-cell office:value-type="string" calcext:value-type="string">
            <text:p>SISTEMA PARA LA ELIMINACIÓN DEL PAPEL EN PROCESOS DE AUSCULT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79</text:p>
          </table:table-cell>
          <table:table-cell office:value-type="string" calcext:value-type="string">
            <text:p>SISTEMA DE APOYO VIAL PARA CICLIS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81</text:p>
          </table:table-cell>
          <table:table-cell office:value-type="string" calcext:value-type="string">
            <text:p>SISTEMA EMBEBIDO DE MONITOREO REMOTO DE SIGNOS VIT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82</text:p>
          </table:table-cell>
          <table:table-cell office:value-type="string" calcext:value-type="string">
            <text:p>SISTEMA DE APRENDIZAJE ADAPTIVO PARA LAS MATEMÁTICAS DEL EXAMEN DE INGRESO AL I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83</text:p>
          </table:table-cell>
          <table:table-cell office:value-type="string" calcext:value-type="string">
            <text:p>LECTOR PARA INVID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86</text:p>
          </table:table-cell>
          <table:table-cell office:value-type="string" calcext:value-type="string">
            <text:p>SISTEMA PARA LA CONFIGURACIÓN Y MONITOREO DE SENSORES EN NODO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88</text:p>
          </table:table-cell>
          <table:table-cell office:value-type="string" calcext:value-type="string">
            <text:p>VISUALIZACIÓN DE DELITOS EN LA CD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89</text:p>
          </table:table-cell>
          <table:table-cell office:value-type="string" calcext:value-type="string">
            <text:p>SISTEMA DE DETECCIÓN DE INTRUSOS PARA ATAQUES CROSS SITE SCRI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91</text:p>
          </table:table-cell>
          <table:table-cell office:value-type="string" calcext:value-type="string">
            <text:p>SIMULADOR DEL COMPORTAMIENTO DE UN TUMOR CANCERÍGENO CON AUTÓMATAS CELUL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92</text:p>
          </table:table-cell>
          <table:table-cell office:value-type="string" calcext:value-type="string">
            <text:p>SISTEMA DE VIGILANCIA ASISTIDO POR DRON APLICADO A EL ESTACIONAMIENTO DE LA ESCUELA SUPERIOR DE CÓMPUTO (SV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2016-B093</text:p>
          </table:table-cell>
          <table:table-cell office:value-type="string" calcext:value-type="string">
            <text:p>SISTEMA PORTÁTIL PREVENTIVO APLICADO AL MONITOREO DE CRISIS EPILÉPTICAS CON APLICACIONES EN TELEMEDICINA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95</text:p>
          </table:table-cell>
          <table:table-cell office:value-type="string" calcext:value-type="string">
            <text:p>FIT A THING, APLICACIÓN MÓVIL PARA OBTENER DIMENSIONES DE OBJETO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96</text:p>
          </table:table-cell>
          <table:table-cell office:value-type="string" calcext:value-type="string">
            <text:p>SISTEMA DE APOYO A LA DE EDUCACIÓN BÁSICA PARA EL APRENDIZAJE MEDIANTE MATERIAL DIDÁCTICO CON REALIDAD AUMENTADA CON PATRONES DE DISEÑO DE SOFTWAR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099</text:p>
          </table:table-cell>
          <table:table-cell office:value-type="string" calcext:value-type="string">
            <text:p>HELP OU ;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1</text:p>
          </table:table-cell>
          <table:table-cell office:value-type="string" calcext:value-type="string">
            <text:p>PROTOTIPO DE SISTEMA WEB PARA LA GESTIÓN DEL DEPARTAMENTO DE EXTENSIÓN Y APOYO EDUCATIVOS ESIA(ZACATENC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2</text:p>
          </table:table-cell>
          <table:table-cell office:value-type="string" calcext:value-type="string">
            <text:p>SISTEMA DE MONITOREO PARA LA RECUPERACIÓN DE AUTOMÓVILES ROB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3</text:p>
          </table:table-cell>
          <table:table-cell office:value-type="string" calcext:value-type="string">
            <text:p>SEGUIMIENTO DE SOLICITUDES DE CONSTANCIAS PARA GESTIÓN ESCO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4</text:p>
          </table:table-cell>
          <table:table-cell office:value-type="string" calcext:value-type="string">
            <text:p>EXPEDICIÓN DE CONSTANCIAS PARA GESTIÓN ESCO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5</text:p>
          </table:table-cell>
          <table:table-cell office:value-type="string" calcext:value-type="string">
            <text:p>PROTOTIPO PARA LA SOLUCIÓN DE LA ECUACIÓN DIFERENCIAL NO LINEAL ORDINARIA DE PRIMER ORDEN (ECUACIÓN DE RICCATI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6</text:p>
          </table:table-cell>
          <table:table-cell office:value-type="string" calcext:value-type="string">
            <text:p>HERRAMIENTA WEB PARA LA AUSCULTACIÓN EN EL MEDIO POLÍTICO EN LA CIUDAD DE MÉ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07</text:p>
          </table:table-cell>
          <table:table-cell office:value-type="string" calcext:value-type="string">
            <text:p>SISTEMA DE ADMINISTRACIÓN DE EXPEDIENTES CLÍNICOS DE PACIENTES. CASO CICS-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11</text:p>
          </table:table-cell>
          <table:table-cell office:value-type="string" calcext:value-type="string">
            <text:p>HERRAMIENTA PARA LA VISUALIZACIÓN Y ANÁLISIS DE LAS NORMAS DE ASOCIACIÓN 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12</text:p>
          </table:table-cell>
          <table:table-cell office:value-type="string" calcext:value-type="string">
            <text:p>SISTEMA MÓVIL DE MONITOREO PARA PERSONAS PROPENSAS A SUFRIR ACCIDENTES CEREBROVASCULAR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13</text:p>
          </table:table-cell>
          <table:table-cell office:value-type="string" calcext:value-type="string">
            <text:p>MUSICED: HERRAMIENTA PARA LA AUTO ENSEÑANZA MUS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14</text:p>
          </table:table-cell>
          <table:table-cell office:value-type="string" calcext:value-type="string">
            <text:p>HERRAMIENTA DE APOYO PARA EL ANÁLISIS FONOLÓGICO REALIZADO SOBRE NIÑOS CON SÍNDROME D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15</text:p>
          </table:table-cell>
          <table:table-cell office:value-type="string" calcext:value-type="string">
            <text:p>APLICACIÓN DE MONITOREO DE ACCESO Y SISTEMA DE IDENTIFICACION MEDIANTE N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19</text:p>
          </table:table-cell>
          <table:table-cell office:value-type="string" calcext:value-type="string">
            <text:p>REPOSITORIO SEMÁNTICO PARA MODELOS DE DATOS HETEROGÉN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0</text:p>
          </table:table-cell>
          <table:table-cell office:value-type="string" calcext:value-type="string">
            <text:p>MODELOS DE MICROMUNDO, CONTROLADOS POR CONJUNTOS DE REGLAS DE PRODUCCIÓN PARA LA ENSEÑANZA DE INTELIGENCIA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1</text:p>
          </table:table-cell>
          <table:table-cell office:value-type="string" calcext:value-type="string">
            <text:p>SOFTWARE PARA EL RECONOCIMIENTO DE PATRONES FACIALES Y DEL IRIS PARA AYUDAR A LOS ESPECIALISTAS A DIAGNOSTICAR VIOLENCIA (SOREPAFI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2</text:p>
          </table:table-cell>
          <table:table-cell office:value-type="string" calcext:value-type="string">
            <text:p>APLICACIÓN WEB PARA LA GESTIÓN DE GUARD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3</text:p>
          </table:table-cell>
          <table:table-cell office:value-type="string" calcext:value-type="string">
            <text:p>DESARROLLO DE MÓDULOS PARA SISTEMA DE MEDICIÓN BASADO EN UN AMPLIFICADOR SINCRÓNICO DIGITAL SENSIBLE A FASE (LIA) IMPLEMENTADO EN UN FPGA (ARREGLO DE COMPUERTAS PROGRAMABLE EN CAMP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6</text:p>
          </table:table-cell>
          <table:table-cell office:value-type="string" calcext:value-type="string">
            <text:p>CARTILLA DE VACUNACIÓN 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7</text:p>
          </table:table-cell>
          <table:table-cell office:value-type="string" calcext:value-type="string">
            <text:p>PROTOTIPO DE ALMACENAMIENTO EN LA NUBE ORIENTADO A SERVICIOS ACADÉ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016-B128</text:p>
          </table:table-cell>
          <table:table-cell office:value-type="string" calcext:value-type="string">
            <text:p>SISTEMA DE APOYO PARA LA COMUNICACIÓN ENTRE PADRES Y DOCENTES DE UNA ESCUELA PRI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51:47.302899532</meta:creation-date>
    <dc:date>2017-03-22T11:02:12.376239618</dc:date>
    <meta:editing-duration>PT10M28S</meta:editing-duration>
    <meta:editing-cycles>1</meta:editing-cycles>
    <meta:document-statistic meta:table-count="1" meta:cell-count="920" meta:object-count="0"/>
    <meta:generator>LibreOffice/5.2.5.1$Linux_X86_64 LibreOffice_project/20m0$Build-1</meta:generator>
  </office:meta>
</office:document-meta>
</file>